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4.77cm" fo:min-width="10.108cm" fo:padding-top="0.151cm" fo:padding-bottom="0.151cm" fo:padding-left="0.276cm" fo:padding-right="0.276cm"/>
    </style:style>
    <style:style style:name="gr2" style:family="graphic" style:parent-style-name="standard">
      <style:graphic-properties svg:stroke-color="#ed1c24" draw:textarea-vertical-align="middl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4.044cm" fo:min-width="10.525cm" fo:padding-top="0.151cm" fo:padding-bottom="0.151cm" fo:padding-left="0.276cm" fo:padding-right="0.276cm"/>
    </style:style>
    <style:style style:name="gr4" style:family="graphic" style:parent-style-name="standard">
      <style:graphic-properties svg:stroke-width="0.028cm" svg:stroke-color="#666666" draw:marker-start-width="0.042cm" draw:marker-end-width="0.0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89c765" draw:textarea-horizontal-align="justify" draw:textarea-vertical-align="middle" draw:auto-grow-height="false" fo:min-height="0.351cm" fo:min-width="0.79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97cm" fo:min-width="0.1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9ae" draw:textarea-horizontal-align="justify" draw:textarea-vertical-align="middle" draw:auto-grow-height="false" fo:min-height="0.893cm" fo:min-width="0.897cm" fo:padding-top="0.142cm" fo:padding-bottom="0.142cm" fo:padding-left="0.267cm" fo:padding-right="0.267cm"/>
    </style:style>
    <style:style style:name="gr8" style:family="graphic" style:parent-style-name="standard">
      <style:graphic-properties svg:stroke-width="0.028cm" svg:stroke-color="#111111" draw:marker-start-width="0.242cm" draw:marker-end-width="0.242cm" draw:fill-color="#dfcce4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048cm" fo:min-width="1.11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732cm" fo:min-width="0.736cm" fo:padding-top="0.142cm" fo:padding-bottom="0.142cm" fo:padding-left="0.267cm" fo:padding-right="0.267cm"/>
    </style:style>
    <style:style style:name="gr12" style:family="graphic" style:parent-style-name="standard">
      <style:graphic-properties svg:stroke-width="0.028cm" svg:stroke-color="#111111" draw:marker-start-width="0.042cm" draw:marker-end-width="0.042cm" draw:fill-color="#dfcce4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Fine_20_Dashed"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draw:stroke="dash" draw:stroke-dash="Dashed_20__28_var_29_"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svg:stroke-width="0.028cm" draw:marker-start-width="0.042cm" draw:marker-end-width="0.042cm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width="0.035cm" draw:marker-start-width="0.052cm" draw:marker-end-width="0.0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9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022cm"/>
    </style:style>
    <style:style style:name="gr19" style:family="graphic" style:parent-style-name="standard">
      <style:graphic-properties svg:stroke-width="0.018cm" svg:stroke-color="#ed1c24" draw:marker-start-width="0.027cm" draw:marker-end-width="0.027cm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9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fff9ae" draw:textarea-horizontal-align="justify" draw:textarea-vertical-align="middle" draw:auto-grow-height="false" fo:min-height="0.859cm" fo:min-width="0.863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69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f37b70" draw:textarea-horizontal-align="justify" draw:textarea-vertical-align="middle" draw:auto-grow-height="false" fo:min-height="1.24cm" fo:min-width="0.355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494cm" fo:min-width="1.117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04cm" fo:min-width="0.6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28cm" draw:marker-start-width="0.042cm" draw:marker-end-width="0.042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35cm" draw:marker-start-width="0.052cm" draw:marker-end-width="0.052cm" draw:fill-color="#bd7cb5" draw:textarea-horizontal-align="justify" draw:textarea-vertical-align="middle" draw:auto-grow-height="false" fo:min-height="0.224cm" fo:min-width="1.625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494cm" fo:min-width="0.752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206cm" fo:min-width="1.244cm" fo:padding-top="0.142cm" fo:padding-bottom="0.142cm" fo:padding-left="0.267cm" fo:padding-right="0.267cm"/>
    </style:style>
    <style:style style:name="gr31" style:family="graphic" style:parent-style-name="standard">
      <style:graphic-properties svg:stroke-width="0.018cm" svg:stroke-color="#808080" draw:marker-start-width="0.027cm" draw:marker-end-width="0.027cm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941cm" fo:min-width="1.117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04cm" fo:min-width="0.253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f37b70" draw:textarea-horizontal-align="justify" draw:textarea-vertical-align="middle" draw:auto-grow-height="false" fo:min-height="1.491cm" fo:min-width="0.355cm" fo:padding-top="0.142cm" fo:padding-bottom="0.142cm" fo:padding-left="0.267cm" fo:padding-right="0.267cm"/>
    </style:style>
    <style:style style:name="gr35" style:family="graphic" style:parent-style-name="standard">
      <style:graphic-properties svg:stroke-width="0.018cm" draw:marker-start-width="0.027cm" draw:marker-end-width="0.0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53cm"/>
    </style:style>
    <style:style style:name="gr37" style:family="graphic" style:parent-style-name="objectwithoutfill">
      <style:graphic-properties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54cm" fo:min-width="1.117cm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draw:marker-start-width="0.052cm" draw:marker-end-width="0.0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9c765"/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6pt"/>
    </style:style>
    <style:style style:name="P5" style:family="paragraph">
      <loext:graphic-properties draw:fill="solid" draw:fill-color="#fff9ae"/>
      <style:paragraph-properties fo:text-align="center"/>
      <style:text-properties fo:font-size="10pt"/>
    </style:style>
    <style:style style:name="P6" style:family="paragraph">
      <loext:graphic-properties draw:fill-color="#dfcce4"/>
      <style:paragraph-properties fo:text-align="center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="solid" draw:fill-color="#7da7d8"/>
      <style:paragraph-properties fo:text-align="center"/>
      <style:text-properties fo:font-size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8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8pt" style:font-size-asian="12pt" style:font-size-complex="12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solid" draw:fill-color="#f37b70"/>
      <style:paragraph-properties fo:text-align="center"/>
      <style:text-properties fo:font-size="10pt"/>
    </style:style>
    <style:style style:name="P16" style:family="paragraph">
      <loext:graphic-properties draw:fill-color="#f9a870"/>
      <style:paragraph-properties fo:text-align="center"/>
      <style:text-properties fo:font-size="10pt" style:font-size-asian="6pt" style:font-size-complex="6pt"/>
    </style:style>
    <style:style style:name="P17" style:family="paragraph">
      <loext:graphic-properties draw:fill-color="#bd7cb5"/>
      <style:paragraph-properties fo:text-align="center"/>
      <style:text-properties fo:font-size="10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f9a870"/>
      <style:paragraph-properties fo:margin-left="0cm" fo:margin-right="0cm" fo:text-align="center" fo:text-indent="0cm"/>
      <style:text-properties fo:font-size="10pt"/>
    </style:style>
    <style:style style:name="P20" style:family="paragraph">
      <loext:graphic-properties draw:fill="none" draw:fill-color="#ffffff"/>
      <style:text-properties fo:font-size="4pt"/>
    </style:style>
    <style:style style:name="T1" style:family="text">
      <style:text-properties fo:font-size="10pt"/>
    </style:style>
    <style:style style:name="T2" style:family="text">
      <style:text-properties fo:font-size="6pt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6pt" style:font-size-complex="6pt"/>
    </style:style>
    <style:style style:name="T6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5.334cm" svg:x="5.78cm" svg:y="7.223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cm 3.413cm" svg:x1="8.062cm" svg:y1="10.239cm" svg:x2="5.162cm" svg:y2="7.941cm" draw:start-shape="id1" draw:start-glue-point="0" draw:end-shape="id2" draw:end-glue-point="3" svg:d="M8062 10239v-694h4v-1604h-2904" svg:viewBox="0 0 2905 2299">
          <text:p/>
        </draw:connector>
        <draw:connector draw:style-name="gr2" draw:text-style-name="P2" draw:layer="layout" draw:line-skew="0cm 3.159cm" svg:x1="7.808cm" svg:y1="11.814cm" svg:x2="5.162cm" svg:y2="7.941cm" draw:start-shape="id3" draw:start-glue-point="0" draw:end-shape="id2" draw:end-glue-point="3" svg:d="M7808 11814v-1481h4v-2392h-2650" svg:viewBox="0 0 2651 3874">
          <text:p/>
        </draw:connector>
        <draw:custom-shape draw:style-name="gr3" draw:text-style-name="P1" draw:layer="layout" svg:width="11.303cm" svg:height="4.572cm" svg:x="5.874cm" svg:y="1.508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cm 4.402cm" svg:x1="8.985cm" svg:y1="4.864cm" svg:x2="5.092cm" svg:y2="2.227cm" draw:start-shape="id4" draw:start-glue-point="0" draw:end-shape="id5" draw:end-glue-point="3" svg:d="M8985 4864v-1047-1590h-3893" svg:viewBox="0 0 3894 2638">
          <text:p/>
        </draw:connector>
        <draw:connector draw:style-name="gr4" draw:text-style-name="P2" draw:layer="layout" draw:line-skew="-0.091cm" svg:x1="9.802cm" svg:y1="3.057cm" svg:x2="11.526cm" svg:y2="3.349cm" draw:start-shape="id6" draw:start-glue-point="5" draw:end-shape="id7" svg:d="M9802 3057h771v292h953" svg:viewBox="0 0 1725 293">
          <text:p/>
        </draw:connector>
        <draw:connector draw:style-name="gr4" draw:text-style-name="P2" draw:layer="layout" draw:line-skew="-0.122cm" svg:x1="9.802cm" svg:y1="2.962cm" svg:x2="11.335cm" svg:y2="2.968cm" draw:start-shape="id6" draw:start-glue-point="4" draw:end-shape="id8" draw:end-glue-point="3" svg:d="M9802 2962h644v6h889" svg:viewBox="0 0 1534 7">
          <text:p/>
        </draw:connector>
        <draw:connector draw:style-name="gr4" draw:text-style-name="P2" draw:layer="layout" draw:line-skew="-0.281cm" svg:x1="9.802cm" svg:y1="3.152cm" svg:x2="11.653cm" svg:y2="3.73cm" draw:start-shape="id6" draw:start-glue-point="6" draw:end-shape="id9" draw:end-glue-point="3" svg:d="M9802 3152h644v578h1207" svg:viewBox="0 0 1852 579">
          <text:p/>
        </draw:connector>
        <draw:connector draw:style-name="gr4" draw:text-style-name="P2" draw:layer="layout" draw:line-skew="-0.884cm" svg:x1="9.802cm" svg:y1="4.102cm" svg:x2="12.097cm" svg:y2="5.381cm" draw:start-shape="id6" draw:start-glue-point="15" draw:end-shape="id10" draw:end-glue-point="3" svg:d="M9802 4102h263v1279h2032" svg:viewBox="0 0 2296 1280">
          <text:p/>
        </draw:connector>
        <draw:g xml:id="id10" draw:id="id10">
          <draw:glue-point draw:id="4" svg:x="-5cm" svg:y="-2.992cm"/>
          <draw:glue-point draw:id="5" svg:x="-5cm" svg:y="3.007cm"/>
          <draw:glue-point draw:id="6" svg:x="5.099cm" svg:y="-2.992cm"/>
          <draw:custom-shape draw:style-name="gr5" draw:text-style-name="P3" draw:layer="layout" svg:width="1.333cm" svg:height="0.635cm" svg:x="12.097cm" svg:y="5.064cm">
            <draw:glue-point draw:id="4" svg:x="-4.996cm" svg:y="-2.5cm"/>
            <draw:glue-point draw:id="5" svg:x="-4.996cm" svg:y="2.5cm"/>
            <text:p text:style-name="P2"><text:span text:style-name="T1">MAC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4cm" svg:height="0.381cm" draw:transform="rotate (1.5707963267949) translate (13.43cm 5.698cm)">
            <text:p text:style-name="P2"><text:span text:style-name="T2">ReLU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glue-point draw:id="4" svg:x="-5cm" svg:y="-2.992cm"/>
          <draw:glue-point draw:id="5" svg:x="-5cm" svg:y="3.007cm"/>
          <draw:glue-point draw:id="6" svg:x="5cm" svg:y="-2.992cm"/>
          <draw:custom-shape draw:style-name="gr5" draw:text-style-name="P3" draw:layer="layout" svg:width="1.333cm" svg:height="0.635cm" svg:x="11.653cm" svg:y="3.413cm">
            <draw:glue-point draw:id="4" svg:x="-4.996cm" svg:y="-2.5cm"/>
            <draw:glue-point draw:id="5" svg:x="-4.996cm" svg:y="2.5cm"/>
            <text:p text:style-name="P2"><text:span text:style-name="T1">MAC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4cm" svg:height="0.381cm" draw:transform="rotate (1.5707963267949) translate (12.986cm 4.047cm)">
            <text:p text:style-name="P2"><text:span text:style-name="T2">ReLU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glue-point draw:id="4" svg:x="-5cm" svg:y="-2.992cm"/>
          <draw:glue-point draw:id="5" svg:x="-5cm" svg:y="3.007cm"/>
          <draw:glue-point draw:id="6" svg:x="5cm" svg:y="-2.992cm"/>
          <draw:custom-shape draw:style-name="gr5" draw:text-style-name="P3" draw:layer="layout" svg:width="1.333cm" svg:height="0.635cm" svg:x="11.526cm" svg:y="3.032cm">
            <draw:glue-point draw:id="4" svg:x="-4.996cm" svg:y="-2.5cm"/>
            <draw:glue-point draw:id="5" svg:x="-4.996cm" svg:y="2.5cm"/>
            <text:p text:style-name="P2"><text:span text:style-name="T1">MAC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4cm" svg:height="0.381cm" draw:transform="rotate (1.5707963267949) translate (12.859cm 3.666cm)">
            <text:p text:style-name="P2"><text:span text:style-name="T2">ReLU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5" xml:id="id12" draw:id="id12" draw:layer="layout" svg:width="1.397cm" svg:height="1.143cm" svg:x="6.255cm" svg:y="2.959cm">
          <text:p text:style-name="P2"><text:span text:style-name="T1">Zero-</text:span></text:p>
          <text:p text:style-name="P2"><text:span text:style-name="T1">Padding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line-skew="0.128cm" svg:x1="9.81cm" svg:y1="4.923cm" svg:x2="11.336cm" svg:y2="3.126cm" draw:start-shape="id4" draw:start-glue-point="4" draw:end-shape="id11" draw:end-glue-point="5" svg:d="M9810 4923h890v-1797h636" svg:viewBox="0 0 1527 1798">
          <text:p/>
        </draw:connector>
        <draw:connector draw:style-name="gr9" draw:text-style-name="P7" draw:layer="layout" svg:x1="7.652cm" svg:y1="3.53cm" svg:x2="8.152cm" svg:y2="3.532cm" draw:start-shape="id12" draw:start-glue-point="1" draw:end-shape="id6" draw:end-glue-point="3" svg:d="M7652 3530h249v2h251" svg:viewBox="0 0 501 3">
          <text:p/>
        </draw:connector>
        <draw:custom-shape draw:style-name="gr10" draw:text-style-name="P8" xml:id="id6" draw:id="id6" draw:layer="layout" svg:width="1.651cm" svg:height="1.332cm" svg:x="8.152cm" svg:y="2.866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Slice/</text:span></text:p>
          <text:p text:style-name="P2"><text:span text:style-name="T1">Broadcast</text:span></text:p>
          <draw:enhanced-geometry svg:viewBox="0 0 21600 21600" draw:type="rectangle" draw:enhanced-path="M 0 0 L 21600 0 21600 21600 0 21600 0 0 Z N"/>
        </draw:custom-shape>
        <draw:g xml:id="id8" draw:id="id8">
          <draw:glue-point draw:id="4" svg:x="5.099cm" svg:y="-2.992cm"/>
          <draw:custom-shape draw:style-name="gr5" draw:text-style-name="P3" xml:id="id11" draw:id="id11" draw:layer="layout" svg:width="1.333cm" svg:height="0.635cm" svg:x="11.335cm" svg:y="2.651cm">
            <draw:glue-point draw:id="4" svg:x="-4.996cm" svg:y="-2.5cm"/>
            <draw:glue-point draw:id="5" svg:x="-4.996cm" svg:y="2.5cm"/>
            <text:p text:style-name="P2"><text:span text:style-name="T1">MAC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4cm" svg:height="0.381cm" draw:transform="rotate (1.5707963267949) translate (12.668cm 3.285cm)">
            <text:p text:style-name="P2"><text:span text:style-name="T2">ReLU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8" xml:id="id13" draw:id="id13" draw:layer="layout" svg:width="1.27cm" svg:height="1.016cm" svg:x="14.51cm" svg:y="3.223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Concat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line-skew="0.036cm" svg:x1="9.81cm" svg:y1="4.923cm" svg:x2="11.526cm" svg:y2="3.539cm" draw:start-shape="id4" draw:start-glue-point="4" draw:end-shape="id7" draw:end-glue-point="5" svg:d="M9810 4923h894v-1384h822" svg:viewBox="0 0 1717 1385">
          <text:p/>
        </draw:connector>
        <draw:connector draw:style-name="gr12" draw:text-style-name="P6" draw:layer="layout" draw:line-skew="-0.022cm" svg:x1="9.81cm" svg:y1="4.923cm" svg:x2="11.653cm" svg:y2="3.92cm" draw:start-shape="id4" draw:start-glue-point="4" draw:end-shape="id9" draw:end-glue-point="5" svg:d="M9810 4923h899v-1003h944" svg:viewBox="0 0 1844 1004">
          <text:p/>
        </draw:connector>
        <draw:connector draw:style-name="gr12" draw:text-style-name="P6" draw:layer="layout" svg:x1="9.81cm" svg:y1="5.57cm" svg:x2="12.097cm" svg:y2="5.571cm" draw:start-shape="id4" draw:start-glue-point="14" draw:end-shape="id10" draw:end-glue-point="5" svg:d="M9810 5570h1143v1h1144" svg:viewBox="0 0 2288 2">
          <text:p/>
        </draw:connector>
        <draw:line draw:style-name="gr13" draw:text-style-name="P9" draw:layer="layout" svg:x1="12.478cm" svg:y1="4.175cm" svg:x2="12.732cm" svg:y2="4.81cm">
          <text:p/>
        </draw:line>
        <draw:line draw:style-name="gr14" draw:text-style-name="P9" draw:layer="layout" svg:x1="9.981cm" svg:y1="3.389cm" svg:x2="9.981cm" svg:y2="3.905cm">
          <text:p/>
        </draw:line>
        <draw:connector draw:style-name="gr15" draw:text-style-name="P2" draw:layer="layout" draw:line-skew="0.35cm" svg:x1="13.049cm" svg:y1="2.968cm" svg:x2="14.51cm" svg:y2="3.731cm" draw:start-shape="id8" draw:start-glue-point="1" draw:end-shape="id13" draw:end-glue-point="3" svg:d="M13049 2968h1080v763h381" svg:viewBox="0 0 1462 764">
          <text:p/>
        </draw:connector>
        <draw:connector draw:style-name="gr15" draw:text-style-name="P2" draw:layer="layout" draw:line-skew="0.255cm" svg:x1="13.24cm" svg:y1="3.349cm" svg:x2="14.51cm" svg:y2="3.731cm" draw:start-shape="id7" draw:start-glue-point="1" draw:end-shape="id13" draw:end-glue-point="3" svg:d="M13240 3349h890v382h380" svg:viewBox="0 0 1271 383">
          <text:p/>
        </draw:connector>
        <draw:connector draw:style-name="gr15" draw:text-style-name="P2" draw:layer="layout" draw:line-skew="0.191cm" svg:x1="13.367cm" svg:y1="3.73cm" svg:x2="14.51cm" svg:y2="3.731cm" draw:start-shape="id9" draw:start-glue-point="1" draw:end-shape="id13" draw:end-glue-point="3" svg:d="M13367 3730h762v1h381" svg:viewBox="0 0 1144 2">
          <text:p/>
        </draw:connector>
        <draw:connector draw:style-name="gr15" draw:text-style-name="P2" draw:layer="layout" draw:line-skew="-0.199cm -1.152cm 2.551cm" svg:x1="13.811cm" svg:y1="5.381cm" svg:x2="14.51cm" svg:y2="3.731cm" draw:start-shape="id10" draw:start-glue-point="1" draw:end-shape="id13" draw:end-glue-point="3" svg:d="M13811 5381h318v-317-1333h381" svg:viewBox="0 0 700 1651">
          <text:p/>
        </draw:connector>
        <draw:connector draw:style-name="gr16" draw:text-style-name="P2" draw:layer="layout" svg:x1="5.073cm" svg:y1="3.531cm" svg:x2="6.255cm" svg:y2="3.53cm" draw:end-shape="id12" draw:end-glue-point="3" svg:d="M5073 3531h332v-1h850" svg:viewBox="0 0 1183 2">
          <text:p/>
        </draw:connector>
        <draw:connector draw:style-name="gr16" draw:text-style-name="P2" draw:layer="layout" svg:x1="15.78cm" svg:y1="3.731cm" svg:x2="17.961cm" svg:y2="3.731cm" draw:start-shape="id13" draw:start-glue-point="1" svg:d="M15780 3731h2181" svg:viewBox="0 0 2182 1">
          <text:p/>
        </draw:connector>
        <draw:frame draw:style-name="gr17" draw:text-style-name="P11" draw:layer="layout" svg:width="1.476cm" svg:height="0.887cm" svg:x="4.477cm" svg:y="2.705cm">
          <draw:text-box>
            <text:p text:style-name="P10"><text:span text:style-name="T3">Image/</text:span></text:p>
            <text:p text:style-name="P10"><text:span text:style-name="T3">Feature</text:span></text:p>
          </draw:text-box>
        </draw:frame>
        <draw:frame draw:style-name="gr18" draw:text-style-name="P11" draw:layer="layout" svg:width="1.522cm" svg:height="0.887cm" svg:x="4.425cm" svg:y="4.429cm">
          <draw:text-box>
            <text:p text:style-name="P10"><text:span text:style-name="T3">Kernel</text:span></text:p>
            <text:p text:style-name="P10"><text:span text:style-name="T3">Weights</text:span></text:p>
          </draw:text-box>
        </draw:frame>
        <draw:frame draw:style-name="gr17" draw:text-style-name="P13" draw:layer="layout" svg:width="1.476cm" svg:height="0.887cm" svg:x="17.177cm" svg:y="2.905cm">
          <draw:text-box>
            <text:p text:style-name="P12"><text:span text:style-name="T3">Feature</text:span></text:p>
            <text:p text:style-name="P12"><text:span text:style-name="T3">Map</text:span></text:p>
          </draw:text-box>
        </draw:frame>
        <draw:connector draw:style-name="gr19" draw:text-style-name="P2" xml:id="id15" draw:id="id15" draw:layer="layout" draw:line-skew="0.509cm" svg:x1="7.034cm" svg:y1="2.227cm" svg:x2="6.953cm" svg:y2="2.959cm" draw:start-shape="id14" draw:start-glue-point="0" draw:end-shape="id12" draw:end-glue-point="0" svg:d="M7034 2227h-81v732" svg:viewBox="0 0 82 733">
          <text:p/>
        </draw:connector>
        <draw:connector draw:style-name="gr19" draw:text-style-name="P2" xml:id="id14" draw:id="id14" draw:layer="layout" draw:line-skew="0.509cm" svg:x1="5.092cm" svg:y1="2.227cm" svg:x2="8.977cm" svg:y2="2.866cm" draw:start-shape="id5" draw:start-glue-point="3" draw:end-shape="id6" draw:end-glue-point="0" svg:d="M5092 2227h3885v639" svg:viewBox="0 0 3886 640">
          <text:p/>
        </draw:connector>
        <draw:connector draw:style-name="gr19" draw:text-style-name="P2" draw:layer="layout" draw:line-skew="0.509cm -0.509cm" svg:x1="5.092cm" svg:y1="2.227cm" svg:x2="13.811cm" svg:y2="5.192cm" draw:start-shape="id5" draw:start-glue-point="3" draw:end-shape="id10" draw:end-glue-point="6" svg:d="M5092 2227h8910v2965h-191" svg:viewBox="0 0 8911 2966">
          <text:p/>
        </draw:connector>
        <draw:connector draw:style-name="gr19" draw:text-style-name="P2" draw:layer="layout" draw:line-skew="0.118cm" svg:x1="13.367cm" svg:y1="3.541cm" svg:x2="5.092cm" svg:y2="2.227cm" draw:start-shape="id9" draw:start-glue-point="6" svg:d="M13367 3541h635v-1314h-8910" svg:viewBox="0 0 8911 1315">
          <text:p/>
        </draw:connector>
        <draw:connector draw:style-name="gr19" draw:text-style-name="P2" draw:layer="layout" draw:line-skew="0.245cm" svg:x1="13.24cm" svg:y1="3.16cm" svg:x2="5.092cm" svg:y2="2.227cm" draw:start-shape="id7" draw:start-glue-point="6" svg:d="M13240 3160h762v-933h-8910" svg:viewBox="0 0 8911 934">
          <text:p/>
        </draw:connector>
        <draw:connector draw:style-name="gr19" draw:text-style-name="P2" xml:id="id5" draw:id="id5" draw:layer="layout" draw:line-skew="0.436cm 0.095cm" svg:x1="13.049cm" svg:y1="2.779cm" svg:x2="5.092cm" svg:y2="2.227cm" draw:start-shape="id8" draw:start-glue-point="4" svg:d="M13049 2779h953v-552h-8910" svg:viewBox="0 0 8911 553">
          <text:p/>
        </draw:connector>
        <draw:connector draw:style-name="gr19" draw:text-style-name="P2" draw:layer="layout" draw:line-skew="0.509cm" svg:x1="15.145cm" svg:y1="3.223cm" svg:x2="6.993cm" svg:y2="2.227cm" draw:start-shape="id13" draw:start-glue-point="0" draw:end-shape="id15" draw:end-glue-point="2" svg:d="M15145 3223v-996h-8152" svg:viewBox="0 0 8153 997">
          <text:p/>
        </draw:connector>
        <draw:frame draw:style-name="gr20" draw:text-style-name="P11" draw:layer="layout" svg:width="1.493cm" svg:height="0.887cm" svg:x="4.456cm" svg:y="1.425cm">
          <draw:text-box>
            <text:p text:style-name="P10"><text:span text:style-name="T3">Generic</text:span></text:p>
            <text:p text:style-name="P10"><text:span text:style-name="T3">Ports</text:span></text:p>
          </draw:text-box>
        </draw:frame>
        <draw:frame draw:style-name="gr21" draw:text-style-name="P14" draw:layer="layout" svg:width="3.118cm" svg:height="0.806cm" svg:x="9.541cm" svg:y="1.381cm">
          <draw:text-box>
            <text:p><text:span text:style-name="T4">Convolution</text:span></text:p>
          </draw:text-box>
        </draw:frame>
        <draw:custom-shape draw:style-name="gr22" draw:text-style-name="P5" xml:id="id16" draw:id="id16" draw:layer="layout" svg:width="1.397cm" svg:height="1.143cm" svg:x="6.028cm" svg:y="8.474cm">
          <text:p text:style-name="P2"><text:span text:style-name="T1">Zero-</text:span></text:p>
          <text:p text:style-name="P2"><text:span text:style-name="T1">Padding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7.425cm" svg:y1="9.045cm" svg:x2="7.733cm" svg:y2="9.047cm" draw:start-shape="id16" draw:start-glue-point="1" draw:end-shape="id17" draw:end-glue-point="3" svg:d="M7425 9045h153v2h155" svg:viewBox="0 0 309 3">
          <text:p/>
        </draw:connector>
        <draw:g xml:id="id20" draw:id="id20">
          <draw:glue-point draw:id="4" svg:x="5.099cm" svg:y="-2.992cm"/>
          <draw:glue-point draw:id="5" svg:x="-5cm" svg:y="2.598cm"/>
          <draw:custom-shape draw:style-name="gr5" draw:text-style-name="P3" draw:layer="layout" svg:width="1.333cm" svg:height="0.635cm" svg:x="10.741cm" svg:y="8.733cm">
            <draw:glue-point draw:id="4" svg:x="-4.996cm" svg:y="-2.5cm"/>
            <draw:glue-point draw:id="5" svg:x="-4.996cm" svg:y="2.5cm"/>
            <text:p text:style-name="P2"><text:span text:style-name="T1">MAC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4cm" svg:height="0.381cm" draw:transform="rotate (1.5707963267949) translate (12.074cm 9.367cm)">
            <text:p text:style-name="P2"><text:span text:style-name="T2">ReLU</text:span>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2" draw:layer="layout" svg:x1="5.144cm" svg:y1="9.042cm" svg:x2="6.028cm" svg:y2="9.045cm" draw:end-shape="id16" draw:end-glue-point="3" svg:d="M5144 9042h183v3h701" svg:viewBox="0 0 885 4">
          <text:p/>
        </draw:connector>
        <draw:connector draw:style-name="gr16" draw:text-style-name="P2" draw:layer="layout" svg:x1="15.051cm" svg:y1="9.051cm" svg:x2="17.231cm" svg:y2="9.055cm" draw:start-shape="id18" draw:start-glue-point="1" svg:d="M15051 9051h1349v4h831" svg:viewBox="0 0 2181 5">
          <text:p/>
        </draw:connector>
        <draw:frame draw:style-name="gr17" draw:text-style-name="P11" draw:layer="layout" svg:width="1.476cm" svg:height="0.887cm" svg:x="4.35cm" svg:y="8.22cm">
          <draw:text-box>
            <text:p text:style-name="P10"><text:span text:style-name="T3">Image/</text:span></text:p>
            <text:p text:style-name="P10"><text:span text:style-name="T3">Feature</text:span></text:p>
          </draw:text-box>
        </draw:frame>
        <draw:frame draw:style-name="gr18" draw:text-style-name="P11" draw:layer="layout" svg:width="1.522cm" svg:height="0.887cm" svg:x="4.302cm" svg:y="10.044cm">
          <draw:text-box>
            <text:p text:style-name="P10"><text:span text:style-name="T3">Kernel</text:span></text:p>
            <text:p text:style-name="P10"><text:span text:style-name="T3">Weights</text:span></text:p>
          </draw:text-box>
        </draw:frame>
        <draw:frame draw:style-name="gr17" draw:text-style-name="P13" draw:layer="layout" svg:width="1.476cm" svg:height="0.887cm" svg:x="16.702cm" svg:y="8.239cm">
          <draw:text-box>
            <text:p text:style-name="P12"><text:span text:style-name="T3">Feature</text:span></text:p>
            <text:p text:style-name="P12"><text:span text:style-name="T3">Map</text:span></text:p>
          </draw:text-box>
        </draw:frame>
        <draw:connector draw:style-name="gr19" draw:text-style-name="P2" xml:id="id21" draw:id="id21" draw:layer="layout" draw:line-skew="0.509cm" svg:x1="6.86cm" svg:y1="7.941cm" svg:x2="6.726cm" svg:y2="8.474cm" draw:start-shape="id19" draw:start-glue-point="0" draw:end-shape="id16" draw:end-glue-point="0" svg:d="M6860 7941h-134v533" svg:viewBox="0 0 135 534">
          <text:p/>
        </draw:connector>
        <draw:connector draw:style-name="gr19" draw:text-style-name="P2" xml:id="id19" draw:id="id19" draw:layer="layout" draw:line-skew="0.509cm" svg:x1="5.162cm" svg:y1="7.941cm" svg:x2="8.558cm" svg:y2="8.158cm" draw:start-shape="id2" draw:start-glue-point="3" draw:end-shape="id17" draw:end-glue-point="0" svg:d="M5162 7941h3396v217" svg:viewBox="0 0 3397 218">
          <text:p/>
        </draw:connector>
        <draw:connector draw:style-name="gr19" draw:text-style-name="P2" xml:id="id2" draw:id="id2" draw:layer="layout" draw:line-skew="-0.334cm" svg:x1="12.455cm" svg:y1="8.861cm" svg:x2="5.162cm" svg:y2="7.941cm" draw:start-shape="id20" draw:start-glue-point="4" svg:d="M12455 8861h183v-920h-7476" svg:viewBox="0 0 7477 921">
          <text:p/>
        </draw:connector>
        <draw:connector draw:style-name="gr19" draw:text-style-name="P2" draw:layer="layout" draw:line-skew="0.509cm" svg:x1="14.408cm" svg:y1="8.162cm" svg:x2="6.793cm" svg:y2="7.941cm" draw:start-shape="id18" draw:start-glue-point="0" draw:end-shape="id21" draw:end-glue-point="2" svg:d="M14408 8162v-221h-7615" svg:viewBox="0 0 7616 222">
          <text:p/>
        </draw:connector>
        <draw:frame draw:style-name="gr20" draw:text-style-name="P11" draw:layer="layout" svg:width="1.493cm" svg:height="0.887cm" svg:x="4.329cm" svg:y="7.14cm">
          <draw:text-box>
            <text:p text:style-name="P10"><text:span text:style-name="T3">Generic</text:span></text:p>
            <text:p text:style-name="P10"><text:span text:style-name="T3">Ports</text:span></text:p>
          </draw:text-box>
        </draw:frame>
        <draw:frame draw:style-name="gr23" draw:text-style-name="P14" draw:layer="layout" svg:width="4.769cm" svg:height="0.806cm" svg:x="8.214cm" svg:y="7.096cm">
          <draw:text-box>
            <text:p><text:span text:style-name="T4">Folded Convolution</text:span></text:p>
          </draw:text-box>
        </draw:frame>
        <draw:custom-shape draw:style-name="gr24" draw:text-style-name="P15" xml:id="id29" draw:id="id29" draw:layer="layout" svg:width="0.889cm" svg:height="1.524cm" svg:x="16.134cm" svg:y="2.716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Reg</text:span></text:p>
          <draw:enhanced-geometry svg:viewBox="0 0 21600 21600" draw:type="rectangle" draw:enhanced-path="M 0 0 L 21600 0 21600 21600 0 21600 0 0 Z N"/>
        </draw:custom-shape>
        <draw:g xml:id="id23" draw:id="id23">
          <draw:glue-point draw:id="4" svg:x="4.139cm" svg:y="3.98cm"/>
          <draw:custom-shape draw:style-name="gr25" draw:text-style-name="P8" xml:id="id17" draw:id="id17" draw:layer="layout" svg:width="1.651cm" svg:height="1.778cm" svg:x="7.733cm" svg:y="8.158cm">
            <draw:glue-point draw:id="4" svg:x="5.003cm" svg:y="-4.285cm"/>
            <draw:glue-point draw:id="5" svg:x="5.003cm" svg:y="-3.571cm"/>
            <draw:glue-point draw:id="6" svg:x="5.003cm" svg:y="-2.857cm"/>
            <draw:glue-point draw:id="7" svg:x="5.003cm" svg:y="-2.142cm"/>
            <draw:glue-point draw:id="8" svg:x="5.003cm" svg:y="-1.428cm"/>
            <draw:glue-point draw:id="9" svg:x="5.003cm" svg:y="-0.714cm"/>
            <draw:glue-point draw:id="10" svg:x="5.003cm" svg:y="0.714cm"/>
            <draw:glue-point draw:id="11" svg:x="5.003cm" svg:y="1.428cm"/>
            <draw:glue-point draw:id="12" svg:x="5.003cm" svg:y="2.142cm"/>
            <draw:glue-point draw:id="13" svg:x="5.003cm" svg:y="2.857cm"/>
            <draw:glue-point draw:id="14" svg:x="5.003cm" svg:y="3.571cm"/>
            <draw:glue-point draw:id="15" svg:x="5.003cm" svg:y="4.285cm"/>
            <text:p text:style-name="P2"><text:span text:style-name="T1">Slice/</text:span></text:p>
            <text:p text:style-name="P2"><text:span text:style-name="T1">Broadcas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6" draw:layer="layout" svg:width="1.778cm" svg:height="0.508cm" draw:transform="rotate (1.5707963267949) translate (9.754cm 9.944cm)">
            <draw:glue-point draw:id="8" svg:x="-5cm" svg:y="-3.333cm"/>
            <draw:glue-point draw:id="9" svg:x="-5cm" svg:y="3.333cm"/>
            <draw:glue-point draw:id="10" svg:x="-5.177cm" svg:y="-3.931cm"/>
            <draw:glue-point draw:id="11" svg:x="-5.177cm" svg:y="-2.502cm"/>
            <draw:glue-point draw:id="12" svg:x="-5.177cm" svg:y="-1.788cm"/>
            <draw:glue-point draw:id="13" svg:x="-5.177cm" svg:y="4.64cm"/>
            <draw:glue-point draw:id="14" svg:x="-5cm" svg:y="3.948cm"/>
            <text:p text:style-name="P2"><text:span text:style-name="T5">MUX</text:span></text:p>
            <draw:enhanced-geometry svg:viewBox="0 0 21600 21600" draw:glue-points="?f6 10800 10800 21600 ?f5 10800 10800 0" draw:text-areas="?f3 ?f3 ?f4 ?f4" draw:type="trapezoid" draw:modifiers="3905.6603773584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7" draw:text-style-name="P9" draw:layer="layout" svg:x1="9.384cm" svg:y1="9.725cm" svg:x2="9.765cm" svg:y2="9.725cm">
            <text:p/>
          </draw:line>
          <draw:line draw:style-name="gr27" draw:text-style-name="P9" draw:layer="layout" svg:x1="9.373cm" svg:y1="8.3cm" svg:x2="9.754cm" svg:y2="8.3cm">
            <text:p/>
          </draw:line>
          <draw:line draw:style-name="gr27" draw:text-style-name="P9" draw:layer="layout" svg:x1="9.374cm" svg:y1="8.4cm" svg:x2="9.755cm" svg:y2="8.4cm">
            <text:p/>
          </draw:line>
          <draw:line draw:style-name="gr27" draw:text-style-name="P9" draw:layer="layout" svg:x1="9.375cm" svg:y1="8.5cm" svg:x2="9.756cm" svg:y2="8.5cm">
            <text:p/>
          </draw:line>
          <draw:line draw:style-name="gr13" draw:text-style-name="P9" draw:layer="layout" svg:x1="9.587cm" svg:y1="8.762cm" svg:x2="9.587cm" svg:y2="9.397cm">
            <text:p/>
          </draw:line>
        </draw:g>
        <draw:connector draw:style-name="gr15" draw:text-style-name="P2" draw:layer="layout" draw:line-skew="0.272cm" svg:x1="10.262cm" svg:y1="9.051cm" svg:x2="10.741cm" svg:y2="9.05cm" draw:end-shape="id20" draw:end-glue-point="3" svg:d="M10262 9051h232v-1h247" svg:viewBox="0 0 480 2">
          <text:p/>
        </draw:connector>
        <draw:custom-shape draw:style-name="gr28" draw:text-style-name="P17" xml:id="id3" draw:id="id3" draw:layer="layout" svg:width="2.159cm" svg:height="0.508cm" svg:x="6.729cm" svg:y="11.814cm">
          <text:p text:style-name="P2"><text:span text:style-name="T1">Grid Iterator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xml:id="id18" draw:id="id18" draw:layer="layout" svg:width="1.286cm" svg:height="1.778cm" svg:x="13.765cm" svg:y="8.162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Con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xml:id="id25" draw:id="id25" draw:layer="layout" svg:width="1.778cm" svg:height="0.49cm" draw:transform="rotate (-1.5707963267949) translate (13.373cm 8.162cm)">
          <text:p text:style-name="P18"><text:span text:style-name="T1">DEMUX</text:span></text:p>
          <draw:enhanced-geometry svg:viewBox="0 0 21600 21600" draw:mirror-vertical="true" draw:mirror-horizontal="false" draw:glue-points="?f6 10800 10800 21600 ?f5 10800 10800 0" draw:text-areas="?f3 ?f3 ?f4 ?f4" draw:type="trapezoid" draw:modifiers="3913.466738777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9" draw:layer="layout" svg:x1="13.384cm" svg:y1="9.714cm" svg:x2="13.765cm" svg:y2="9.714cm">
          <text:p/>
        </draw:line>
        <draw:line draw:style-name="gr27" draw:text-style-name="P9" draw:layer="layout" svg:x1="13.373cm" svg:y1="8.289cm" svg:x2="13.754cm" svg:y2="8.289cm">
          <text:p/>
        </draw:line>
        <draw:line draw:style-name="gr27" draw:text-style-name="P9" draw:layer="layout" svg:x1="13.374cm" svg:y1="8.389cm" svg:x2="13.755cm" svg:y2="8.389cm">
          <text:p/>
        </draw:line>
        <draw:line draw:style-name="gr27" draw:text-style-name="P9" draw:layer="layout" svg:x1="13.375cm" svg:y1="8.489cm" svg:x2="13.756cm" svg:y2="8.489cm">
          <text:p/>
        </draw:line>
        <draw:line draw:style-name="gr13" draw:text-style-name="P9" draw:layer="layout" svg:x1="13.587cm" svg:y1="8.751cm" svg:x2="13.587cm" svg:y2="9.386cm">
          <text:p/>
        </draw:line>
        <draw:connector draw:style-name="gr31" draw:text-style-name="P2" draw:layer="layout" draw:line-skew="1.848cm" svg:x1="8.888cm" svg:y1="12.068cm" svg:x2="13.101cm" svg:y2="9.762cm" draw:start-shape="id3" draw:start-glue-point="1" svg:d="M8888 12068h4213v-2306" svg:viewBox="0 0 4214 2307">
          <text:p/>
        </draw:connector>
        <draw:custom-shape draw:style-name="gr32" draw:text-style-name="P8" xml:id="id1" draw:id="id1" draw:layer="layout" svg:width="1.651cm" svg:height="1.225cm" svg:x="7.237cm" svg:y="10.239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Slice/</text:span></text:p>
          <text:p text:style-name="P2"><text:span text:style-name="T1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xml:id="id22" draw:id="id22" draw:layer="layout" svg:width="1.233cm" svg:height="0.508cm" draw:transform="rotate (1.5707963267949) translate (9.258cm 11.472cm)">
          <draw:glue-point draw:id="8" svg:x="-5cm" svg:y="-3.333cm"/>
          <draw:glue-point draw:id="9" svg:x="-5cm" svg:y="3.333cm"/>
          <draw:glue-point draw:id="10" svg:x="-5.177cm" svg:y="-3.931cm"/>
          <draw:glue-point draw:id="11" svg:x="-5.177cm" svg:y="-2.502cm"/>
          <draw:glue-point draw:id="12" svg:x="-5.177cm" svg:y="-1.788cm"/>
          <draw:glue-point draw:id="13" svg:x="-5.177cm" svg:y="4.64cm"/>
          <draw:glue-point draw:id="14" svg:x="-5cm" svg:y="3.948cm"/>
          <text:p text:style-name="P2"><text:span text:style-name="T5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905.660377358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9" draw:layer="layout" svg:x1="8.888cm" svg:y1="11.253cm" svg:x2="9.269cm" svg:y2="11.253cm">
          <text:p/>
        </draw:line>
        <draw:line draw:style-name="gr27" draw:text-style-name="P9" draw:layer="layout" svg:x1="8.888cm" svg:y1="10.352cm" svg:x2="9.269cm" svg:y2="10.352cm">
          <text:p/>
        </draw:line>
        <draw:line draw:style-name="gr27" draw:text-style-name="P9" draw:layer="layout" svg:x1="8.889cm" svg:y1="10.552cm" svg:x2="9.27cm" svg:y2="10.552cm">
          <text:p/>
        </draw:line>
        <draw:line draw:style-name="gr14" draw:text-style-name="P9" draw:layer="layout" svg:x1="9.082cm" svg:y1="10.779cm" svg:x2="9.082cm" svg:y2="11.033cm">
          <text:p/>
        </draw:line>
        <draw:connector draw:style-name="gr15" draw:text-style-name="P2" draw:layer="layout" draw:line-skew="0.257cm 1.892cm -2.493cm" svg:x1="10.741cm" svg:y1="9.214cm" svg:x2="9.766cm" svg:y2="10.856cm" draw:start-shape="id20" draw:start-glue-point="5" draw:end-shape="id22" draw:end-glue-point="5" svg:d="M10741 9214h-262v892 750h-713" svg:viewBox="0 0 976 1643">
          <text:p/>
        </draw:connector>
        <draw:connector draw:style-name="gr16" draw:text-style-name="P2" draw:layer="layout" svg:x1="7.237cm" svg:y1="10.851cm" svg:x2="5.12cm" svg:y2="10.846cm" draw:start-shape="id1" draw:start-glue-point="3" svg:d="M7237 10851h-1318v-5h-799" svg:viewBox="0 0 2118 6">
          <text:p/>
        </draw:connector>
        <draw:connector draw:style-name="gr31" draw:text-style-name="P2" draw:layer="layout" svg:x1="8.888cm" svg:y1="12.068cm" svg:x2="10.043cm" svg:y2="9.761cm" draw:start-shape="id3" draw:start-glue-point="1" draw:end-shape="id23" draw:end-glue-point="4" svg:d="M8888 12068h1155v-2307" svg:viewBox="0 0 1156 2308">
          <text:p/>
        </draw:connector>
        <draw:connector draw:style-name="gr31" draw:text-style-name="P2" draw:layer="layout" svg:x1="8.888cm" svg:y1="12.068cm" svg:x2="9.521cm" svg:y2="11.356cm" draw:start-shape="id3" draw:start-glue-point="1" svg:d="M8888 12068h575v-712h58" svg:viewBox="0 0 634 713">
          <text:p/>
        </draw:connector>
        <draw:g>
          <draw:custom-shape draw:style-name="gr25" draw:text-style-name="P8" draw:layer="layout" svg:width="1.651cm" svg:height="1.778cm" svg:x="7.734cm" svg:y="8.158cm">
            <draw:glue-point draw:id="4" svg:x="5.003cm" svg:y="-4.285cm"/>
            <draw:glue-point draw:id="5" svg:x="5.003cm" svg:y="-3.571cm"/>
            <draw:glue-point draw:id="6" svg:x="5.003cm" svg:y="-2.857cm"/>
            <draw:glue-point draw:id="7" svg:x="5.003cm" svg:y="-2.142cm"/>
            <draw:glue-point draw:id="8" svg:x="5.003cm" svg:y="-1.428cm"/>
            <draw:glue-point draw:id="9" svg:x="5.003cm" svg:y="-0.714cm"/>
            <draw:glue-point draw:id="10" svg:x="5.003cm" svg:y="0.714cm"/>
            <draw:glue-point draw:id="11" svg:x="5.003cm" svg:y="1.428cm"/>
            <draw:glue-point draw:id="12" svg:x="5.003cm" svg:y="2.142cm"/>
            <draw:glue-point draw:id="13" svg:x="5.003cm" svg:y="2.857cm"/>
            <draw:glue-point draw:id="14" svg:x="5.003cm" svg:y="3.571cm"/>
            <draw:glue-point draw:id="15" svg:x="5.003cm" svg:y="4.285cm"/>
            <text:p text:style-name="P2"><text:span text:style-name="T1">Slice/</text:span></text:p>
            <text:p text:style-name="P2"><text:span text:style-name="T1">Broadcas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6" draw:layer="layout" svg:width="1.778cm" svg:height="0.508cm" draw:transform="rotate (1.5707963267949) translate (9.755cm 9.944cm)">
            <draw:glue-point draw:id="8" svg:x="-5cm" svg:y="-3.333cm"/>
            <draw:glue-point draw:id="9" svg:x="-5cm" svg:y="3.333cm"/>
            <draw:glue-point draw:id="10" svg:x="-5.177cm" svg:y="-3.931cm"/>
            <draw:glue-point draw:id="11" svg:x="-5.177cm" svg:y="-2.502cm"/>
            <draw:glue-point draw:id="12" svg:x="-5.177cm" svg:y="-1.788cm"/>
            <draw:glue-point draw:id="13" svg:x="-5.177cm" svg:y="4.64cm"/>
            <draw:glue-point draw:id="14" svg:x="-5cm" svg:y="3.948cm"/>
            <text:p text:style-name="P2"><text:span text:style-name="T5">MUX</text:span></text:p>
            <draw:enhanced-geometry svg:viewBox="0 0 21600 21600" draw:glue-points="?f6 10800 10800 21600 ?f5 10800 10800 0" draw:text-areas="?f3 ?f3 ?f4 ?f4" draw:type="trapezoid" draw:modifiers="3905.6603773584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7" draw:text-style-name="P9" draw:layer="layout" svg:x1="9.385cm" svg:y1="9.725cm" svg:x2="9.766cm" svg:y2="9.725cm">
            <text:p/>
          </draw:line>
          <draw:line draw:style-name="gr27" draw:text-style-name="P9" draw:layer="layout" svg:x1="9.374cm" svg:y1="8.3cm" svg:x2="9.755cm" svg:y2="8.3cm">
            <text:p/>
          </draw:line>
          <draw:line draw:style-name="gr27" draw:text-style-name="P9" draw:layer="layout" svg:x1="9.375cm" svg:y1="8.4cm" svg:x2="9.756cm" svg:y2="8.4cm">
            <text:p/>
          </draw:line>
          <draw:line draw:style-name="gr27" draw:text-style-name="P9" draw:layer="layout" svg:x1="9.376cm" svg:y1="8.5cm" svg:x2="9.757cm" svg:y2="8.5cm">
            <text:p/>
          </draw:line>
          <draw:line draw:style-name="gr13" draw:text-style-name="P9" draw:layer="layout" svg:x1="9.588cm" svg:y1="8.762cm" svg:x2="9.588cm" svg:y2="9.397cm">
            <text:p/>
          </draw:line>
        </draw:g>
        <draw:custom-shape draw:style-name="gr34" draw:text-style-name="P15" xml:id="id28" draw:id="id28" draw:layer="layout" svg:width="0.889cm" svg:height="1.775cm" svg:x="15.586cm" svg:y="8.177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Reg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xml:id="id24" draw:id="id24" draw:layer="layout" svg:width="0.164cm" svg:height="0.1cm" draw:transform="rotate (-1.5707963267949) translate (15.686cm 8.2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20" draw:layer="layout" svg:width="0.853cm" svg:height="0.408cm" svg:x="14.941cm" svg:y="8.025cm">
          <draw:text-box>
            <text:p><text:span text:style-name="T6">Clock</text:span></text:p>
          </draw:text-box>
        </draw:frame>
        <draw:connector draw:style-name="gr37" draw:text-style-name="P9" draw:layer="layout" draw:type="line" svg:x1="15.586cm" svg:y1="8.33cm" svg:x2="15.401cm" svg:y2="8.328cm" draw:start-shape="id24" draw:start-glue-point="7" svg:d="M15586 8330l-185-2" svg:viewBox="0 0 186 3">
          <text:p/>
        </draw:connector>
        <draw:connector draw:style-name="gr27" draw:text-style-name="P9" draw:layer="layout" draw:type="line" svg:x1="12.455cm" svg:y1="9.05cm" svg:x2="12.883cm" svg:y2="9.052cm" draw:start-shape="id20" draw:start-glue-point="1" draw:end-shape="id25" draw:end-glue-point="5" svg:d="M12455 9050l428 2" svg:viewBox="0 0 429 3">
          <text:p/>
        </draw:connector>
        <draw:custom-shape draw:style-name="gr35" draw:text-style-name="P9" xml:id="id26" draw:id="id26" draw:layer="layout" svg:width="0.164cm" svg:height="0.1cm" draw:transform="rotate (-1.5707963267949) translate (16.236cm 2.7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20" draw:layer="layout" svg:width="0.853cm" svg:height="0.408cm" svg:x="15.491cm" svg:y="2.545cm">
          <draw:text-box>
            <text:p><text:span text:style-name="T6">Clock</text:span></text:p>
          </draw:text-box>
        </draw:frame>
        <draw:connector draw:style-name="gr37" draw:text-style-name="P9" draw:layer="layout" draw:type="line" svg:x1="16.136cm" svg:y1="2.85cm" svg:x2="15.951cm" svg:y2="2.848cm" draw:start-shape="id26" draw:start-glue-point="7" svg:d="M16136 2850l-185-2" svg:viewBox="0 0 186 3">
          <text:p/>
        </draw:connector>
        <draw:custom-shape draw:style-name="gr35" draw:text-style-name="P9" xml:id="id27" draw:id="id27" draw:layer="layout" svg:width="0.164cm" svg:height="0.1cm" draw:transform="rotate (-1.5707963267949) translate (6.831cm 11.8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20" draw:layer="layout" svg:width="0.853cm" svg:height="0.408cm" svg:x="6.086cm" svg:y="11.646cm">
          <draw:text-box>
            <text:p><text:span text:style-name="T6">Clock</text:span></text:p>
          </draw:text-box>
        </draw:frame>
        <draw:connector draw:style-name="gr37" draw:text-style-name="P9" draw:layer="layout" draw:type="line" svg:x1="6.731cm" svg:y1="11.951cm" svg:x2="6.546cm" svg:y2="11.949cm" draw:start-shape="id27" draw:start-glue-point="7" svg:d="M6731 11951l-185-2" svg:viewBox="0 0 186 3">
          <text:p/>
        </draw:connector>
        <draw:custom-shape draw:style-name="gr38" draw:text-style-name="P8" xml:id="id4" draw:id="id4" draw:layer="layout" svg:width="1.651cm" svg:height="0.824cm" svg:x="8.16cm" svg:y="4.864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Slice/</text:span></text:p>
          <text:p text:style-name="P2"><text:span text:style-name="T1">Broadcast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9.938cm" svg:y1="5.064cm" svg:x2="9.938cm" svg:y2="5.488cm">
          <text:p/>
        </draw:line>
        <draw:connector draw:style-name="gr39" draw:text-style-name="P9" draw:layer="layout" draw:type="line" svg:x1="8.16cm" svg:y1="5.276cm" svg:x2="5.087cm" svg:y2="5.272cm" draw:start-shape="id4" draw:start-glue-point="3" svg:d="M8160 5276l-3073-4" svg:viewBox="0 0 3074 5">
          <text:p/>
        </draw:connector>
        <draw:connector draw:style-name="gr2" draw:text-style-name="P2" draw:layer="layout" draw:line-skew="0.509cm" svg:x1="16.03cm" svg:y1="8.177cm" svg:x2="5.162cm" svg:y2="7.941cm" draw:start-shape="id28" draw:start-glue-point="0" draw:end-shape="id2" draw:end-glue-point="3" svg:d="M16030 8177v-236h-10868" svg:viewBox="0 0 10869 237">
          <text:p/>
        </draw:connector>
        <draw:connector draw:style-name="gr2" draw:text-style-name="P2" draw:layer="layout" draw:line-skew="0.509cm" svg:x1="16.578cm" svg:y1="2.716cm" svg:x2="5.092cm" svg:y2="2.227cm" draw:start-shape="id29" draw:start-glue-point="0" draw:end-shape="id5" draw:end-glue-point="3" svg:d="M16578 2716v-489h-11486" svg:viewBox="0 0 11487 4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width="0cm" svg:stroke-color="#000000" draw:marker-start-width="0cm" draw:marker-end-width="0cm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14:32:03.402565471</meta:creation-date>
    <dc:date>2019-12-08T01:37:08.720343994</dc:date>
    <meta:editing-duration>PT1H16M34S</meta:editing-duration>
    <meta:editing-cycles>13</meta:editing-cycles>
    <meta:generator>LibreOffice/6.0.7.3$Linux_X86_64 LibreOffice_project/00m0$Build-3</meta:generator>
    <meta:document-statistic meta:object-count="118"/>
  </office:meta>
</office:document-meta>
</file>